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8pt" style:font-size-complex="18pt"/>
    </style:style>
    <style:style style:name="P2" style:family="paragraph" style:parent-style-name="Standard" style:list-style-name="L1">
      <style:text-properties style:font-name="Arial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ziel:</text:p>
      <text:p text:style-name="P1"/>
      <text:list xml:id="list7769181944866562192" text:style-name="L1">
        <text:list-item>
          <text:p text:style-name="P2">PacMan lässt sich bewegen im einen vorgegebenen Areal.</text:p>
        </text:list-item>
        <text:list-item>
          <text:p text:style-name="P2">PacMan läuft nicht über Wände.</text:p>
        </text:list-item>
        <text:list-item>
          <text:p text:style-name="P2">PacMans Mund ändert sich bei der Bewegung → Orientierung.</text:p>
        </text:list-item>
        <text:list-item>
          <text:p text:style-name="P2">PacMan merkt sich die Bewegung bis zur nächsten Bewegung.</text:p>
        </text:list-item>
        <text:list-item>
          <text:p text:style-name="P2">PacMan frisst Punkte.</text:p>
        </text:list-item>
        <text:list-item>
          <text:p text:style-name="P2">Es gibt einen Score für die gefressenen Punkte.</text:p>
        </text:list-item>
        <text:list-item>
          <text:p text:style-name="P2">Wenn alle Punkte gefressen wurden, kommt PacMan in das nächste Level bzw. das Programm wird beendet → Game Over.</text:p>
        </text:list-item>
        <text:list-item>
          <text:p text:style-name="P2">Es gibt Geister.</text:p>
        </text:list-item>
        <text:list-item>
          <text:p text:style-name="P2">Die Geister sind keine Rechteckte sondern „echte“ Geister.</text:p>
        </text:list-item>
        <text:list-item>
          <text:p text:style-name="P2">Die Geister bewegen sich ebenfalls im vorgegebenen Areal.</text:p>
        </text:list-item>
        <text:list-item>
          <text:p text:style-name="P2">Die Geister laufen hinter PacMan her.</text:p>
        </text:list-item>
        <text:list-item>
          <text:p text:style-name="P2">Die Geister folgen einem Bewegungsmuster.</text:p>
        </text:list-item>
        <text:list-item>
          <text:p text:style-name="P2">Wenn ein Geist PacMan berührt, verliert PacMan ein Leben.</text:p>
        </text:list-item>
        <text:list-item>
          <text:p text:style-name="P2">PacMan hat eine gegebene Anzahl von Leben.</text:p>
        </text:list-item>
        <text:list-item>
          <text:p text:style-name="P2">Wenn PacMan keine Leben mehr hat, ist das Spiel zu Ende.</text:p>
        </text:list-item>
        <text:list-item>
          <text:p text:style-name="P2">Es gibt Extras im Spiel, die es PacMan erlauben, z.B. die Geister zu jagen.</text:p>
        </text:list-item>
        <text:list-item>
          <text:p text:style-name="P2">Das Spiel ist mit Sound unterleg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2T10:48:45.55</meta:creation-date>
    <dc:date>2018-01-22T11:07:22.55</dc:date>
    <meta:editing-duration>PT3M25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8" meta:word-count="156" meta:character-count="904"/>
  </office:meta>
</office:document-meta>
</file>